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3009C0B0020FEA5D1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1" svg:font-family="'Century Gothic'"/>
    <style:font-face style:name="DejaVu Sans1" svg:font-family="'DejaVu Sans'"/>
    <style:font-face style:name="Times New Roman1" svg:font-family="'Times New Roman'"/>
    <style:font-face style:name="Century Gothic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e46c0a" draw:stroke-linejoin="round" draw:fill="solid" draw:fill-color="#f8feda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808080" draw:stroke-linejoin="round" draw:fill="solid" draw:fill-color="#e6e0ec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e46c0a" draw:stroke-linejoin="round" draw:fill="solid" draw:fill-color="#fac090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77933c" draw:stroke-linejoin="round" draw:fill="solid" draw:fill-color="#ebf1de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77933c" draw:stroke-linejoin="round" draw:fill="solid" draw:fill-color="#c3d69b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1859c" draw:stroke-linejoin="round" draw:fill="solid" draw:fill-color="#dbeef4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1859c" draw:stroke-linejoin="round" draw:fill="solid" draw:fill-color="#93cdd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c0504d" draw:stroke-linejoin="round" draw:fill="solid" draw:fill-color="#f2dcdb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0504d" draw:stroke-linejoin="round" draw:fill="solid" draw:fill-color="#d99694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604a7b" draw:stroke-linejoin="round" draw:fill="solid" draw:fill-color="#e6e0ec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604a7b" draw:stroke-linejoin="round" draw:fill="solid" draw:fill-color="#b3a2c7" draw:opacity="7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8feda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.212cm" style:line-height-at-least="0.053cm" fo:text-align="start"/>
    </style:style>
    <style:style style:name="P5" style:family="paragraph">
      <loext:graphic-properties draw:fill="solid" draw:fill-color="#e6e0ec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ac090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ebf1de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c3d69b" draw:opacity="75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93cddd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2dcdb" draw:opacity="75%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d99694" draw:opacity="75%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solid" draw:fill-color="#b3a2c7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1" fo:font-size="10pt" fo:letter-spacing="normal" fo:font-style="italic" style:text-underline-style="none" fo:font-weight="bold" style:font-name-asian="DejaVu Sans1" style:font-size-asian="10pt" style:font-style-asian="italic" style:font-weight-asian="bold" style:font-name-complex="DejaVu Sans1" style:font-size-complex="10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italic" style:text-underline-style="none" fo:font-weight="bold" style:font-name-asian="DejaVu Sans1" style:font-size-asian="9pt" style:font-style-asian="italic" style:font-weight-asian="bold" style:font-name-complex="DejaVu Sans1" style:font-size-complex="9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italic" style:text-underline-style="none" fo:font-weight="normal" style:font-name-asian="DejaVu Sans1" style:font-size-asian="9pt" style:font-style-asian="italic" style:font-weight-asian="normal" style:font-name-complex="DejaVu Sans1" style:font-size-complex="9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47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5.372cm" svg:height="19.047cm" svg:x="0.025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303cm" svg:height="4.303cm" svg:x="0.078cm" svg:y="2.52cm">
          <text:p text:style-name="P2"><text:span text:style-name="T1">inserir aqui os aspectos já observados que justificam a proposição do projeto. </text:span></text:p>
          <text:p text:style-name="P2"><text:span text:style-name="T2"><text:line-break/></text:span><text:span text:style-name="T3">Dica: </text:span><text:span text:style-name="T4">Coloque os problemas que são enfrentados atualmente e quais necessidades não estão sendo atendidas no momento. 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5" draw:layer="layout" svg:width="17.382cm" svg:height="0.66cm" svg:x="0.078cm" svg:y="0.075cm">
          <text:p text:style-name="P4"><text:span text:style-name="T5">Pitch:Dashboard com status de uma determinada máquin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3" draw:text-style-name="P5" draw:layer="layout" svg:width="9.118cm" svg:height="0.845cm" svg:x="16.15cm" svg:y="0.075cm">
          <text:p text:style-name="P4"><text:span text:style-name="T6">GP: </text:span><text:span text:style-name="T7">Evert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" draw:text-style-name="P5" draw:layer="layout" svg:width="9.231cm" svg:height="0.665cm" svg:x="0.078cm" svg:y="0.895cm">
          <text:p text:style-name="P4"><text:span text:style-name="T8">Sponsor: </text:span><text:span text:style-name="T1">Leclai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3" draw:text-style-name="P5" draw:layer="layout" svg:width="15.769cm" svg:height="0.665cm" svg:x="9.499cm" svg:y="0.895cm">
          <text:p text:style-name="P4"><text:span text:style-name="T8">Equipe: </text:span><text:span text:style-name="T1">Joziel, Alisson, Everton, Fernando, Ander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" draw:text-style-name="P6" draw:layer="layout" svg:width="6.303cm" svg:height="0.665cm" svg:x="0.078cm" svg:y="1.716cm">
          <text:p text:style-name="P4"><text:span text:style-name="T8">Justificativas (Passado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" draw:text-style-name="P3" draw:layer="layout" svg:width="6.303cm" svg:height="3.662cm" svg:x="0.078cm" svg:y="7.761cm">
          <text:p text:style-name="P2"><text:span text:style-name="T1">inserir objetivo específico, de forma mensurável, atingível, realista e temporizável 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" draw:text-style-name="P6" draw:layer="layout" svg:width="6.303cm" svg:height="0.665cm" svg:x="0.078cm" svg:y="6.984cm">
          <text:p text:style-name="P4"><text:span text:style-name="T8">Objetivo (SMART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" draw:text-style-name="P3" draw:layer="layout" svg:width="6.303cm" svg:height="6.505cm" svg:x="0.078cm" svg:y="12.357cm">
          <text:p text:style-name="P2"><text:span text:style-name="T1">Deve descrever o que será conquistado após a implantação do projeto. 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" draw:text-style-name="P6" draw:layer="layout" svg:width="6.303cm" svg:height="0.665cm" svg:x="0.078cm" svg:y="11.579cm">
          <text:p text:style-name="P4"><text:span text:style-name="T8">Benefícios (Futuro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5" draw:text-style-name="P7" draw:layer="layout" svg:width="6.303cm" svg:height="4.303cm" svg:x="6.586cm" svg:y="2.52cm">
          <text:p text:style-name="P2"><text:span text:style-name="T1">inserir aqui qual será o resultado do projeto (produto, serviço ou resultado)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6" draw:text-style-name="P8" draw:layer="layout" svg:width="6.303cm" svg:height="0.665cm" svg:x="6.586cm" svg:y="1.716cm">
          <text:p text:style-name="P4"><text:span text:style-name="T8">Produt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5" draw:text-style-name="P7" draw:layer="layout" svg:width="6.303cm" svg:height="5.778cm" svg:x="6.586cm" svg:y="7.788cm">
          <text:p text:style-name="P2"><text:span text:style-name="T1">inserir aqui as principais características do projeto no sentido da qualidade que ele deve apresentar para ter o valor esperado. </text:span></text:p>
          <text:p text:style-name="P2"><text:span text:style-name="T9"/></text:p>
          <text:p text:style-name="P2"><text:span text:style-name="T3">Exemplo</text:span><text:span text:style-name="T4">: deve ter fluxograma da gestão de projetos; deve ser aplicado o treinamento padrão da metodologia de gestão de projetos; deve ter uma festa de encerramento no final do projeto.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6" draw:text-style-name="P8" draw:layer="layout" svg:width="6.303cm" svg:height="0.665cm" svg:x="6.586cm" svg:y="6.984cm">
          <text:p text:style-name="P4"><text:span text:style-name="T8">Requisit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7" draw:text-style-name="P9" draw:layer="layout" svg:width="6.303cm" svg:height="4.303cm" svg:x="13.095cm" svg:y="2.52cm">
          <text:p text:style-name="P2"><text:span text:style-name="T1">inserir os principais pressupostos e suposições dadas como certas sobre o ambiente e os fatores externos que não podem ser controladas pelo GP. 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8" draw:text-style-name="P10" draw:layer="layout" svg:width="6.303cm" svg:height="0.665cm" svg:x="13.095cm" svg:y="1.716cm">
          <text:p text:style-name="P4"><text:span text:style-name="T8">Premiss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7" draw:text-style-name="P9" draw:layer="layout" svg:width="6.303cm" svg:height="11.1cm" svg:x="13.299cm" svg:y="7.948cm">
          <text:p text:style-name="P2"><text:span text:style-name="T1">inserir aqui as fases do projeto, que dizem respeito à concepção, planejamento, execução, monitoramento e encerramento do projeto. Elas são palpáveis, mensuráveis e verificáveis. </text:span></text:p>
          <text:p text:style-name="P2"><text:span text:style-name="T9"/></text:p>
          <text:p text:style-name="P2"><text:span text:style-name="T3">Dica: </text:span><text:span text:style-name="T4">Não devem ser identificadas muitas entregas e sim as mais relevantes para que os Stakeholders tenham uma noção lógica do projeto. 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9" draw:style-name="gr8" draw:text-style-name="P10" draw:layer="layout" svg:width="6.303cm" svg:height="0.665cm" svg:x="13.095cm" svg:y="6.984cm">
          <text:p text:style-name="P4"><text:span text:style-name="T8">Grupos de entreg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9" draw:text-style-name="P11" draw:layer="layout" svg:width="5.664cm" svg:height="4.303cm" svg:x="19.604cm" svg:y="2.52cm">
          <text:p text:style-name="P2"><text:span text:style-name="T1">eventos futuros e incertos que têm relevância para o projeto.</text:span><text:span text:style-name="T2"><text:line-break/></text:span><text:span text:style-name="T3">Exemplo</text:span><text:span text:style-name="T4">: coordenadores não aderem ao método de GP; baixa qualidade da formação realizada</text:span></text:p>
          <text:p text:style-name="P2"><text:span text:style-name="T4">internamente; atraso na implantação do software.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0" draw:text-style-name="P12" draw:layer="layout" svg:width="5.664cm" svg:height="0.665cm" svg:x="19.604cm" svg:y="1.716cm">
          <text:p text:style-name="P4"><text:span text:style-name="T8">Risc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9" draw:text-style-name="P11" draw:layer="layout" svg:width="5.664cm" svg:height="5.778cm" svg:x="19.604cm" svg:y="7.788cm">
          <text:p text:style-name="P2"><text:span text:style-name="T10">definir quando vão ocorrer as entregas do grupo de entregas. Recomenda-se que seja dividida em 4 períodos (iguais) de tempo entre o </text:span><text:span text:style-name="T11">início</text:span><text:span text:style-name="T10"> e o término do projeto.</text:span></text:p>
          <text:p text:style-name="P2"><text:span text:style-name="T12">Exemplo</text:span><text:span text:style-name="T13">: </text:span></text:p>
          <text:list text:style-name="L2">
            <text:list-item>
              <text:p text:style-name="P13"><text:span text:style-name="T13">2018-1: entregas 1, 2, 3 e 4</text:span></text:p>
            </text:list-item>
            <text:list-item>
              <text:p text:style-name="P13"><text:span text:style-name="T13">2018-2: entregas 5-7. </text:span></text:p>
            </text:list-item>
            <text:list-item>
              <text:p text:style-name="P13"><text:span text:style-name="T13">2019: entregas 8-9</text:span></text:p>
            </text:list-item>
            <text:list-item>
              <text:p text:style-name="P13"><text:span text:style-name="T13">2020: entrega 10. </text:span></text:p>
            </text:list-item>
          </text:list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10" draw:text-style-name="P12" draw:layer="layout" svg:width="5.664cm" svg:height="0.665cm" svg:x="19.604cm" svg:y="6.984cm">
          <text:p text:style-name="P4"><text:span text:style-name="T8">Linha do tem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9" draw:text-style-name="P11" draw:layer="layout" svg:width="5.664cm" svg:height="4.303cm" svg:x="19.604cm" svg:y="14.558cm">
          <text:p text:style-name="P2"><text:span text:style-name="T1">são estimados por grupos de entrega em ordens de grandeza. É adicionada ao custo total do projeto uma reserva proporcional ao risco.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10" draw:text-style-name="P12" draw:layer="layout" svg:width="5.664cm" svg:height="0.665cm" svg:x="19.604cm" svg:y="13.755cm">
          <text:p text:style-name="P4"><text:span text:style-name="T8">Cust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6" draw:style-name="gr11" draw:text-style-name="P5" draw:layer="layout" svg:width="6.303cm" svg:height="4.303cm" svg:x="6.586cm" svg:y="14.558cm">
          <text:p text:style-name="P2"><text:span text:style-name="T1">são as pessoas e/ou organizações mais relevantes envolvidas ou afetadas pelo projeto</text:span></text:p>
          <draw:enhanced-geometry draw:mirror-horizontal="false" draw:mirror-vertical="false" draw:text-areas="?f5 ?f5 ?f6 ?f7" svg:viewBox="0 0 0 0" draw:type="ooxml-roundRect" draw:modifiers="24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7" draw:style-name="gr12" draw:text-style-name="P14" draw:layer="layout" svg:width="6.303cm" svg:height="0.665cm" svg:x="6.586cm" svg:y="13.755cm">
          <text:p text:style-name="P4"><text:span text:style-name="T8">Stakehold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PlaceHolder 1" presentation:style-name="pr1" draw:text-style-name="P15" draw:layer="layout" svg:width="15.237cm" svg:height="9.998cm" svg:x="1.905cm" svg:y="12.224cm" presentation:class="notes" presentation:placeholder="true" presentation:user-transformed="true">
            <draw:text-box/>
          </draw:frame>
          <draw:custom-shape draw:name="CustomShape 2" draw:style-name="gr13" draw:text-style-name="P17" draw:layer="layout" svg:width="8.252cm" svg:height="1.271cm" svg:x="10.791cm" svg:y="24.126cm">
            <text:p text:style-name="P16"><text:span text:style-name="T14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1" svg:font-family="'Century Gothic'"/>
    <style:font-face style:name="DejaVu Sans1" svg:font-family="'DejaVu Sans'"/>
    <style:font-face style:name="Times New Roman1" svg:font-family="'Times New Roman'"/>
    <style:font-face style:name="Century Gothic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8.589cm, 17.12cm, 5.326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b6b8b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1d3f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b6b8ba"/>
      <style:paragraph-properties fo:text-align="start"/>
      <style:text-properties fo:font-size="18pt"/>
    </style:style>
    <style:style style:name="MP7" style:family="paragraph">
      <loext:graphic-properties draw:fill="solid" draw:fill-color="#1d3f61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1.937cm" svg:height="2.996cm" svg:x="0.811cm" svg:y="0cm">
        <draw:image xlink:href="Pictures/1000000000000550000003009C0B0020FEA5D1BA.png" xlink:type="simple" xlink:show="embed" xlink:actuate="onLoad">
          <text:p/>
        </draw:image>
      </draw:frame>
      <draw:custom-shape draw:name="CustomShape 1" draw:style-name="Mgr4" draw:text-style-name="MP6" draw:layer="backgroundobjects" svg:width="21.891cm" svg:height="0.857cm" svg:x="3.502cm" svg:y="18.19cm">
        <text:p/>
        <draw:enhanced-geometry draw:mirror-horizontal="true" draw:mirror-vertical="false" draw:text-areas="0 0 ?f5 ?f8" svg:viewBox="0 0 0 0" draw:type="ooxml-round1Rect" draw:modifiers="50000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custom-shape draw:name="CustomShape 2" draw:style-name="Mgr5" draw:text-style-name="MP7" draw:layer="backgroundobjects" svg:width="21.891cm" svg:height="2.784cm" svg:x="3.502cm" svg:y="-0.002cm">
        <text:p/>
        <draw:enhanced-geometry draw:mirror-horizontal="true" draw:mirror-vertical="true" draw:text-areas="0 0 ?f5 ?f8" svg:viewBox="0 0 0 0" draw:type="ooxml-round1Rect" draw:modifiers="2974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t-BR</dc:language>
    <dc:date>2019-03-13T21:12:07.969041657</dc:date>
    <meta:editing-cycles>10</meta:editing-cycles>
    <dc:title>PowerPoint Presentation</dc:title>
    <meta:editing-duration>PT1H10M5S</meta:editing-duration>
    <meta:generator>LibreOffice/5.2.7.2$Linux_X86_64 LibreOffice_project/20m0$Build-2</meta:generator>
    <meta:document-statistic meta:object-count="48"/>
    <meta:user-defined meta:name="AppVersion">16.0000</meta:user-defined>
    <meta:user-defined meta:name="ContentTypeId">0x0101001DE1AAC7353A1E44AF98D839C8193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